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b5ea" officeooo:paragraph-rsid="0012b5ea"/>
    </style:style>
    <style:style style:name="P2" style:family="paragraph" style:parent-style-name="Standard">
      <style:text-properties officeooo:rsid="001421df" officeooo:paragraph-rsid="001421df"/>
    </style:style>
    <style:style style:name="T1" style:family="text">
      <style:text-properties officeooo:rsid="001421df"/>
    </style:style>
    <style:style style:name="T2" style:family="text">
      <style:text-properties officeooo:rsid="001457ae"/>
    </style:style>
    <style:style style:name="T3" style:family="text">
      <style:text-properties officeooo:rsid="00156d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uradora de Automóveis:</text:p>
      <text:p text:style-name="P1"/>
      <text:p text:style-name="P1">- Apólice <text:span text:style-name="T2">depende de Cliente</text:span>;</text:p>
      <text:p text:style-name="P1">- Carro <text:span text:style-name="T2">depende de Cliente</text:span>;</text:p>
      <text:p text:style-name="P1">- Acidente <text:span text:style-name="T2">depende de Cliente e Carro</text:span>.</text:p>
      <text:p text:style-name="P1"/>
      <text:p text:style-name="P1">Hospital:</text:p>
      <text:p text:style-name="P1"/>
      <text:p text:style-name="P1">- Médico <text:span text:style-name="T2">depende de Hospital</text:span>;</text:p>
      <text:p text:style-name="P1">- Paciente <text:span text:style-name="T2">depende de Hospital</text:span>;</text:p>
      <text:p text:style-name="P1">- Consulta <text:span text:style-name="T2">depende de Hospital, Médico e Paciente</text:span>;</text:p>
      <text:p text:style-name="P1">- <text:span text:style-name="T1">Medicamentos depende de Consulta;</text:span></text:p>
      <text:p text:style-name="P1">- <text:span text:style-name="T1">Exame depende de Consulta;</text:span></text:p>
      <text:p text:style-name="P1">- <text:span text:style-name="T1">TipoConsulta depende de Consulta.</text:span></text:p>
      <text:p text:style-name="P1"/>
      <text:p text:style-name="P2">Faculdade:</text:p>
      <text:p text:style-name="P2"/>
      <text:p text:style-name="P2">- Aluno <text:span text:style-name="T2">depende de Curso</text:span>;</text:p>
      <text:p text:style-name="P2">- Professor <text:span text:style-name="T3">depende de Curso e Disciplina</text:span>;</text:p>
      <text:p text:style-name="P2">- Disciplina <text:span text:style-name="T3">depende de Curs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0:12:34.260000000</meta:creation-date>
    <dc:date>2020-04-22T21:36:02.741000000</dc:date>
    <meta:editing-duration>PT32M47S</meta:editing-duration>
    <meta:editing-cycles>1</meta:editing-cycles>
    <meta:document-statistic meta:table-count="0" meta:image-count="0" meta:object-count="0" meta:page-count="1" meta:paragraph-count="15" meta:word-count="72" meta:character-count="443" meta:non-whitespace-character-count="386"/>
    <meta:generator>LibreOffice/6.0.3.2$Windows_X86_64 LibreOffice_project/8f48d515416608e3a835360314dac7e47fd0b821</meta:generator>
  </office:meta>
</office:document-meta>
</file>